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40c52f" style:font-weight-asian="bold" style:font-weight-complex="bold"/>
    </style:style>
    <style:style style:name="P2" style:family="paragraph" style:parent-style-name="Heading_20_2">
      <style:text-properties officeooo:rsid="001d4a08" officeooo:paragraph-rsid="0040c52f"/>
    </style:style>
    <style:style style:name="P3" style:family="paragraph" style:parent-style-name="Text_20_body">
      <style:text-properties officeooo:rsid="00100da8" officeooo:paragraph-rsid="0040c52f"/>
    </style:style>
    <style:style style:name="P4" style:family="paragraph" style:parent-style-name="Heading_20_2">
      <style:paragraph-properties fo:break-before="page"/>
      <style:text-properties officeooo:rsid="00100da8" officeooo:paragraph-rsid="0040c52f"/>
    </style:style>
    <style:style style:name="P5" style:family="paragraph" style:parent-style-name="Text_20_body">
      <style:text-properties fo:font-weight="bold" officeooo:rsid="003fc73c" officeooo:paragraph-rsid="0040c52f" style:font-weight-asian="bold" style:font-weight-complex="bold"/>
    </style:style>
    <style:style style:name="P6" style:family="paragraph" style:parent-style-name="Text_20_body">
      <style:text-properties fo:font-weight="normal" officeooo:rsid="003fc73c" officeooo:paragraph-rsid="0040c52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#include &lt;stdio.h&gt;</text:p>
      <text:p text:style-name="P3">#include &lt;stdlib.h&gt;</text:p>
      <text:p text:style-name="P3">#include &lt;string.h&gt;</text:p>
      <text:p text:style-name="P3">#include &lt;stdbool.h&gt;</text:p>
      <text:p text:style-name="P3"/>
      <text:p text:style-name="P3">char tempVar = 'A';</text:p>
      <text:p text:style-name="P3"/>
      <text:p text:style-name="P3">bool resolveOperator(char op, char input[]){</text:p>
      <text:p text:style-name="P3"><text:s text:c="4"/>int n = strlen(input);</text:p>
      <text:p text:style-name="P3"><text:s text:c="4"/>for (int i=0;i&lt;n;++i){</text:p>
      <text:p text:style-name="P3"><text:s text:c="8"/>if (input[i]==op){</text:p>
      <text:p text:style-name="P3"><text:s text:c="12"/>if (i==0 || i==(n-1)){</text:p>
      <text:p text:style-name="P3"><text:s text:c="16"/>printf("Error\n");</text:p>
      <text:p text:style-name="P3"><text:s text:c="16"/>return false;</text:p>
      <text:p text:style-name="P3"><text:s text:c="12"/>}</text:p>
      <text:p text:style-name="P3"><text:s text:c="12"/>printf("%c\t%c\t%c\t%c\n",op,tempVar,input[i-1],input[i+1]);</text:p>
      <text:p text:style-name="P3"><text:s text:c="12"/>char temp[100];</text:p>
      <text:p text:style-name="P3"><text:s text:c="12"/>strcpy(temp,input+i+2);</text:p>
      <text:p text:style-name="P3"><text:s text:c="12"/>input[i-1] = tempVar++;</text:p>
      <text:p text:style-name="P3"><text:s text:c="12"/>strcpy(input+i,temp);</text:p>
      <text:p text:style-name="P3"><text:s text:c="8"/>}</text:p>
      <text:p text:style-name="P3"><text:s text:c="4"/>}</text:p>
      <text:p text:style-name="P3"><text:s text:c="4"/>return true;</text:p>
      <text:p text:style-name="P3">}</text:p>
      <text:p text:style-name="P3"/>
      <text:p text:style-name="P3">void parse(char input[]){</text:p>
      <text:p text:style-name="P3"><text:s text:c="4"/>printf("Operator\tDestination\tOperand 1\tOperator 2\n");</text:p>
      <text:p text:style-name="P3"><text:s text:c="4"/>if (!resolveOperator('/',input)) return;</text:p>
      <text:p text:style-name="P3"><text:soft-page-break/><text:s text:c="4"/>if (!resolveOperator('*',input)) return;</text:p>
      <text:p text:style-name="P3"><text:s text:c="4"/>if (!resolveOperator('+',input)) return;</text:p>
      <text:p text:style-name="P3"><text:s text:c="4"/>if (!resolveOperator('-',input)) return;</text:p>
      <text:p text:style-name="P3"><text:s text:c="4"/>// Resolve = symbol</text:p>
      <text:p text:style-name="P3"><text:s text:c="4"/>if (strlen(input)==3 &amp;&amp; input[1]=='='){</text:p>
      <text:p text:style-name="P3"><text:s text:c="8"/>printf("=\t%c\t%c\n",input[0],input[2]);</text:p>
      <text:p text:style-name="P3"><text:s text:c="8"/>return;</text:p>
      <text:p text:style-name="P3"><text:s text:c="4"/>}</text:p>
      <text:p text:style-name="P3"><text:s text:c="4"/>if (strlen(input)&gt;1){</text:p>
      <text:p text:style-name="P3"><text:s text:c="8"/>printf("Error\n");</text:p>
      <text:p text:style-name="P3"><text:s text:c="4"/>}</text:p>
      <text:p text:style-name="P3">}</text:p>
      <text:p text:style-name="P3"/>
      <text:p text:style-name="P3">int main(){</text:p>
      <text:p text:style-name="P3"><text:s text:c="4"/>char input[100];</text:p>
      <text:p text:style-name="P3"><text:s text:c="4"/>scanf("%s",input);</text:p>
      <text:p text:style-name="P3"><text:s text:c="4"/>parse(input);</text:p>
      <text:p text:style-name="P3"><text:s text:c="4"/>return 0;</text:p>
      <text:p text:style-name="P3">}</text:p>
      <text:p text:style-name="P3"/>
      <text:h text:style-name="P4" text:outline-level="2">OUTPUT:</text:h>
      <text:p text:style-name="P5">input.txt:</text:p>
      <text:p text:style-name="P6">q=a+b-c/d*2</text:p>
      <text:p text:style-name="P5">Output:</text:p>
      <text:p text:style-name="P6">Operator <text:s text:c="7"/>Destination <text:s text:c="4"/>Operand 1 <text:s text:c="6"/>Operator 2</text:p>
      <text:p text:style-name="P6">/ <text:s text:c="6"/>A <text:s text:c="6"/>c <text:s text:c="6"/>d</text:p>
      <text:p text:style-name="P6">* <text:s text:c="6"/>B <text:s text:c="6"/>A <text:s text:c="6"/>2</text:p>
      <text:p text:style-name="P6">+ <text:s text:c="6"/>C <text:s text:c="6"/>a <text:s text:c="6"/>b</text:p>
      <text:p text:style-name="P6">- <text:s text:c="6"/>D <text:s text:c="6"/>C <text:s text:c="6"/>B</text:p>
      <text:p text:style-name="P6">= <text:s text:c="6"/>q <text:s text:c="6"/>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10-11T14:03:06.759270347</dc:date>
    <meta:editing-duration>PT6H38M51S</meta:editing-duration>
    <meta:editing-cycles>24</meta:editing-cycles>
    <meta:generator>LibreOffice/25.2.6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3" meta:paragraph-count="57" meta:word-count="130" meta:character-count="1368" meta:non-whitespace-character-count="959"/>
  </office:meta>
</office:document-meta>
</file>